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A0000009531B99A9F22F1D4CB.png" manifest:media-type="image/png"/>
  <manifest:file-entry manifest:full-path="Pictures/1000B31C00004A68000013726975733A800EDED4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964cm" svg:x="0cm" svg:y="0cm">
          <draw:image xlink:href="Pictures/1000B31C00004A68000013726975733A800EDED4.emf" xlink:type="simple" xlink:show="embed" xlink:actuate="onLoad" draw:mime-type="image/x-emf">
            <text:p/>
          </draw:image>
          <draw:image xlink:href="Pictures/100000010000023A0000009531B99A9F22F1D4C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4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0:34.482461965</dc:date>
    <meta:editing-duration>PT52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